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bd746" officeooo:paragraph-rsid="000bd746"/>
    </style:style>
    <style:style style:name="P2" style:family="paragraph" style:parent-style-name="Standard">
      <style:text-properties fo:language="en" fo:country="US" officeooo:rsid="000bd746" officeooo:paragraph-rsid="000de00f"/>
    </style:style>
    <style:style style:name="P3" style:family="paragraph" style:parent-style-name="Standard">
      <style:text-properties fo:language="en" fo:country="US" officeooo:rsid="000ed8f7" officeooo:paragraph-rsid="000ed8f7"/>
    </style:style>
    <style:style style:name="P4" style:family="paragraph" style:parent-style-name="Standard">
      <style:text-properties fo:language="en" fo:country="US" officeooo:rsid="000ed8f7" officeooo:paragraph-rsid="0011d1e8"/>
    </style:style>
    <style:style style:name="P5" style:family="paragraph" style:parent-style-name="Standard">
      <style:text-properties fo:color="#c9211e" fo:language="en" fo:country="US" fo:font-weight="bold" officeooo:rsid="000bd746" officeooo:paragraph-rsid="000de00f" style:font-weight-asian="bold" style:font-weight-complex="bold"/>
    </style:style>
    <style:style style:name="P6" style:family="paragraph" style:parent-style-name="Standard">
      <style:text-properties fo:color="#c9211e" fo:language="en" fo:country="US" fo:font-weight="bold" officeooo:rsid="000bd746" officeooo:paragraph-rsid="000ed8f7" style:font-weight-asian="bold" style:font-weight-complex="bold"/>
    </style:style>
    <style:style style:name="P7" style:family="paragraph" style:parent-style-name="Standard">
      <style:text-properties fo:color="#c9211e" fo:language="en" fo:country="US" fo:font-weight="bold" officeooo:rsid="000bd746" officeooo:paragraph-rsid="0011d1e8" style:font-weight-asian="bold" style:font-weight-complex="bold"/>
    </style:style>
    <style:style style:name="P8" style:family="paragraph" style:parent-style-name="Standard">
      <style:text-properties officeooo:paragraph-rsid="000bd746"/>
    </style:style>
    <style:style style:name="P9" style:family="paragraph" style:parent-style-name="Standard">
      <style:text-properties officeooo:paragraph-rsid="000ed8f7"/>
    </style:style>
    <style:style style:name="P10" style:family="paragraph" style:parent-style-name="Standard">
      <style:text-properties fo:language="en" fo:country="US" officeooo:rsid="0011d1e8" officeooo:paragraph-rsid="001da6e2"/>
    </style:style>
    <style:style style:name="P11" style:family="paragraph" style:parent-style-name="Standard">
      <style:text-properties fo:language="en" fo:country="US" officeooo:rsid="000ed8f7" officeooo:paragraph-rsid="000ed8f7"/>
    </style:style>
    <style:style style:name="P12" style:family="paragraph" style:parent-style-name="Standard">
      <style:text-properties fo:language="en" fo:country="US" officeooo:rsid="000bd746" officeooo:paragraph-rsid="0011d1e8"/>
    </style:style>
    <style:style style:name="P13" style:family="paragraph" style:parent-style-name="Standard">
      <style:text-properties fo:language="en" fo:country="US" officeooo:rsid="00220c14" officeooo:paragraph-rsid="0026043a"/>
    </style:style>
    <style:style style:name="P14" style:family="paragraph" style:parent-style-name="Standard">
      <style:text-properties fo:language="en" fo:country="US" officeooo:rsid="0026043a" officeooo:paragraph-rsid="0026043a"/>
    </style:style>
    <style:style style:name="P15" style:family="paragraph" style:parent-style-name="Standard">
      <style:text-properties fo:language="en" fo:country="US" officeooo:rsid="002620f4" officeooo:paragraph-rsid="002f018a"/>
    </style:style>
    <style:style style:name="P16" style:family="paragraph" style:parent-style-name="Standard">
      <style:text-properties fo:language="en" fo:country="US" officeooo:rsid="00310069" officeooo:paragraph-rsid="00369782"/>
    </style:style>
    <style:style style:name="P17" style:family="paragraph" style:parent-style-name="Standard">
      <style:text-properties fo:language="en" fo:country="US" officeooo:rsid="00310069" officeooo:paragraph-rsid="0039102c"/>
    </style:style>
    <style:style style:name="P18" style:family="paragraph" style:parent-style-name="Standard">
      <style:text-properties fo:language="en" fo:country="US" officeooo:rsid="003a3926" officeooo:paragraph-rsid="003a3926"/>
    </style:style>
    <style:style style:name="P19" style:family="paragraph" style:parent-style-name="Standard">
      <style:text-properties fo:language="en" fo:country="US" officeooo:rsid="003c9d18" officeooo:paragraph-rsid="003c9d18"/>
    </style:style>
    <style:style style:name="P20" style:family="paragraph" style:parent-style-name="Standard">
      <style:text-properties fo:language="en" fo:country="US" officeooo:rsid="00421581" officeooo:paragraph-rsid="00421581"/>
    </style:style>
    <style:style style:name="P21" style:family="paragraph" style:parent-style-name="Standard">
      <style:text-properties fo:language="en" fo:country="US" officeooo:rsid="0048ab25" officeooo:paragraph-rsid="004ba372"/>
    </style:style>
    <style:style style:name="P22" style:family="paragraph" style:parent-style-name="Standard">
      <style:text-properties fo:language="en" fo:country="US" officeooo:rsid="005436c3" officeooo:paragraph-rsid="005436c3"/>
    </style:style>
    <style:style style:name="P23" style:family="paragraph" style:parent-style-name="Standard">
      <style:text-properties fo:language="en" fo:country="US" officeooo:rsid="00544c18" officeooo:paragraph-rsid="0055b5d9"/>
    </style:style>
    <style:style style:name="P24" style:family="paragraph" style:parent-style-name="Standard">
      <style:text-properties fo:language="en" fo:country="US" officeooo:rsid="0055b5d9" officeooo:paragraph-rsid="0055b5d9"/>
    </style:style>
    <style:style style:name="P25" style:family="paragraph" style:parent-style-name="Standard">
      <style:text-properties fo:language="en" fo:country="US" officeooo:rsid="0058e7e1" officeooo:paragraph-rsid="0058e7e1"/>
    </style:style>
    <style:style style:name="P26" style:family="paragraph" style:parent-style-name="Standard">
      <style:text-properties fo:language="en" fo:country="US" officeooo:rsid="005aaa0a" officeooo:paragraph-rsid="005aaa0a"/>
    </style:style>
    <style:style style:name="P27" style:family="paragraph" style:parent-style-name="Standard">
      <style:text-properties fo:language="en" fo:country="US" officeooo:rsid="0065d8df" officeooo:paragraph-rsid="0065d8df"/>
    </style:style>
    <style:style style:name="P28" style:family="paragraph" style:parent-style-name="Standard">
      <style:text-properties fo:language="en" fo:country="US" officeooo:rsid="00710679" officeooo:paragraph-rsid="00710679"/>
    </style:style>
    <style:style style:name="P29" style:family="paragraph" style:parent-style-name="Standard">
      <style:text-properties officeooo:paragraph-rsid="001da6e2"/>
    </style:style>
    <style:style style:name="P30" style:family="paragraph" style:parent-style-name="Standard">
      <style:text-properties officeooo:paragraph-rsid="0021a9e6"/>
    </style:style>
    <style:style style:name="P31" style:family="paragraph" style:parent-style-name="Standard">
      <style:text-properties fo:color="#c9211e" fo:language="en" fo:country="US" style:text-underline-style="none" fo:font-weight="bold" officeooo:rsid="003c9d18" officeooo:paragraph-rsid="003c9d18" style:font-weight-asian="bold" style:font-weight-complex="bold"/>
    </style:style>
    <style:style style:name="P32" style:family="paragraph" style:parent-style-name="Standard">
      <style:text-properties fo:color="#c9211e" fo:language="en" fo:country="US" style:text-underline-style="none" fo:font-weight="bold" officeooo:rsid="003c9d18" officeooo:paragraph-rsid="0045b7a5" style:font-weight-asian="bold" style:font-weight-complex="bold"/>
    </style:style>
    <style:style style:name="P33" style:family="paragraph" style:parent-style-name="Standard">
      <style:text-properties fo:color="#c9211e" fo:language="en" fo:country="US" style:text-underline-style="none" fo:font-weight="bold" officeooo:rsid="003c9d18" officeooo:paragraph-rsid="0048ab25" style:font-weight-asian="bold" style:font-weight-complex="bold"/>
    </style:style>
    <style:style style:name="P34" style:family="paragraph" style:parent-style-name="Standard">
      <style:text-properties fo:color="#c9211e" fo:language="en" fo:country="US" style:text-underline-style="none" fo:font-weight="bold" officeooo:rsid="003c9d18" officeooo:paragraph-rsid="0055b5d9" style:font-weight-asian="bold" style:font-weight-complex="bold"/>
    </style:style>
    <style:style style:name="P35" style:family="paragraph" style:parent-style-name="Standard">
      <style:text-properties fo:color="#c9211e" fo:language="en" fo:country="US" style:text-underline-style="none" fo:font-weight="bold" officeooo:rsid="003c9d18" officeooo:paragraph-rsid="0058416e" style:font-weight-asian="bold" style:font-weight-complex="bold"/>
    </style:style>
    <style:style style:name="P36" style:family="paragraph" style:parent-style-name="Standard">
      <style:text-properties officeooo:paragraph-rsid="0045b7a5"/>
    </style:style>
    <style:style style:name="P37" style:family="paragraph" style:parent-style-name="Standard">
      <style:text-properties officeooo:paragraph-rsid="0058e7e1"/>
    </style:style>
    <style:style style:name="P38" style:family="paragraph" style:parent-style-name="Standard">
      <style:text-properties officeooo:paragraph-rsid="00369782"/>
    </style:style>
    <style:style style:name="P39" style:family="paragraph" style:parent-style-name="Standard">
      <style:paragraph-properties fo:break-before="page"/>
      <style:text-properties fo:language="en" fo:country="US" officeooo:rsid="003c9d18" officeooo:paragraph-rsid="0050d087"/>
    </style:style>
    <style:style style:name="T1" style:family="text">
      <style:text-properties officeooo:rsid="000c2a84"/>
    </style:style>
    <style:style style:name="T2" style:family="text">
      <style:text-properties fo:language="en" fo:country="US" officeooo:rsid="000bd746"/>
    </style:style>
    <style:style style:name="T3" style:family="text">
      <style:text-properties fo:language="en" fo:country="US" officeooo:rsid="00153632"/>
    </style:style>
    <style:style style:name="T4" style:family="text">
      <style:text-properties fo:language="en" fo:country="US" officeooo:rsid="0011d1e8"/>
    </style:style>
    <style:style style:name="T5" style:family="text">
      <style:text-properties fo:language="en" fo:country="US" officeooo:rsid="000c2a84"/>
    </style:style>
    <style:style style:name="T6" style:family="text">
      <style:text-properties fo:language="en" fo:country="US" officeooo:rsid="0016a2a1"/>
    </style:style>
    <style:style style:name="T7" style:family="text">
      <style:text-properties fo:language="en" fo:country="US" officeooo:rsid="0018d0e5"/>
    </style:style>
    <style:style style:name="T8" style:family="text">
      <style:text-properties fo:language="en" fo:country="US" officeooo:rsid="000ed8f7"/>
    </style:style>
    <style:style style:name="T9" style:family="text">
      <style:text-properties fo:language="en" fo:country="US" officeooo:rsid="000fdea5"/>
    </style:style>
    <style:style style:name="T10" style:family="text">
      <style:text-properties fo:language="en" fo:country="US" officeooo:rsid="001ab1fe"/>
    </style:style>
    <style:style style:name="T11" style:family="text">
      <style:text-properties fo:language="en" fo:country="US" officeooo:rsid="001ad834"/>
    </style:style>
    <style:style style:name="T12" style:family="text">
      <style:text-properties fo:language="en" fo:country="US" officeooo:rsid="001ba791"/>
    </style:style>
    <style:style style:name="T13" style:family="text">
      <style:text-properties fo:language="en" fo:country="US" officeooo:rsid="001dbb27"/>
    </style:style>
    <style:style style:name="T14" style:family="text">
      <style:text-properties fo:language="en" fo:country="US" officeooo:rsid="001ddb7d"/>
    </style:style>
    <style:style style:name="T15" style:family="text">
      <style:text-properties fo:language="en" fo:country="US" officeooo:rsid="001fcc7a"/>
    </style:style>
    <style:style style:name="T16" style:family="text">
      <style:text-properties fo:language="en" fo:country="US" officeooo:rsid="0021a9e6"/>
    </style:style>
    <style:style style:name="T17" style:family="text">
      <style:text-properties fo:language="en" fo:country="US" officeooo:rsid="00220c14"/>
    </style:style>
    <style:style style:name="T18" style:family="text">
      <style:text-properties fo:language="en" fo:country="US" officeooo:rsid="0045b7a5"/>
    </style:style>
    <style:style style:name="T19" style:family="text">
      <style:text-properties fo:language="en" fo:country="US" officeooo:rsid="0046dba1"/>
    </style:style>
    <style:style style:name="T20" style:family="text">
      <style:text-properties fo:language="en" fo:country="US" officeooo:rsid="00476bfc"/>
    </style:style>
    <style:style style:name="T21" style:family="text">
      <style:text-properties fo:language="en" fo:country="US" officeooo:rsid="001c4a72"/>
    </style:style>
    <style:style style:name="T22" style:family="text">
      <style:text-properties fo:language="en" fo:country="US" officeooo:rsid="001da6e2"/>
    </style:style>
    <style:style style:name="T23" style:family="text">
      <style:text-properties fo:language="en" fo:country="US" officeooo:rsid="005d6a27"/>
    </style:style>
    <style:style style:name="T24" style:family="text">
      <style:text-properties fo:language="en" fo:country="US" officeooo:rsid="005ee63b"/>
    </style:style>
    <style:style style:name="T25" style:family="text">
      <style:text-properties fo:language="en" fo:country="US" officeooo:rsid="005fa17d"/>
    </style:style>
    <style:style style:name="T26" style:family="text">
      <style:text-properties fo:language="en" fo:country="US" officeooo:rsid="00602f09"/>
    </style:style>
    <style:style style:name="T27" style:family="text">
      <style:text-properties fo:language="en" fo:country="US" officeooo:rsid="0060a956"/>
    </style:style>
    <style:style style:name="T28" style:family="text">
      <style:text-properties fo:language="en" fo:country="US" officeooo:rsid="00310069"/>
    </style:style>
    <style:style style:name="T29" style:family="text">
      <style:text-properties fo:language="en" fo:country="US" officeooo:rsid="00325ee3"/>
    </style:style>
    <style:style style:name="T30" style:family="text">
      <style:text-properties fo:language="en" fo:country="US" officeooo:rsid="00339331"/>
    </style:style>
    <style:style style:name="T31" style:family="text">
      <style:text-properties fo:language="en" fo:country="US" officeooo:rsid="0035827f"/>
    </style:style>
    <style:style style:name="T32" style:family="text">
      <style:text-properties fo:language="en" fo:country="US" officeooo:rsid="0068f83e"/>
    </style:style>
    <style:style style:name="T33" style:family="text">
      <style:text-properties fo:language="en" fo:country="US" officeooo:rsid="00365731"/>
    </style:style>
    <style:style style:name="T34" style:family="text">
      <style:text-properties fo:language="en" fo:country="US" officeooo:rsid="00698f80"/>
    </style:style>
    <style:style style:name="T35" style:family="text">
      <style:text-properties fo:language="en" fo:country="US" officeooo:rsid="0058e7e1"/>
    </style:style>
    <style:style style:name="T36" style:family="text">
      <style:text-properties fo:language="en" fo:country="US" officeooo:rsid="00767669"/>
    </style:style>
    <style:style style:name="T37" style:family="text">
      <style:text-properties fo:language="en" fo:country="US" officeooo:rsid="005aaa0a"/>
    </style:style>
    <style:style style:name="T38" style:family="text">
      <style:text-properties fo:language="en" fo:country="US" officeooo:rsid="007807fc"/>
    </style:style>
    <style:style style:name="T39" style:family="text">
      <style:text-properties officeooo:rsid="0017663d"/>
    </style:style>
    <style:style style:name="T40" style:family="text">
      <style:text-properties fo:color="#c9211e" fo:font-weight="bold" style:font-weight-asian="bold" style:font-weight-complex="bold"/>
    </style:style>
    <style:style style:name="T41" style:family="text">
      <style:text-properties fo:color="#c9211e" style:text-underline-style="none" fo:font-weight="bold" style:font-weight-asian="bold" style:font-weight-complex="bold"/>
    </style:style>
    <style:style style:name="T42" style:family="text">
      <style:text-properties officeooo:rsid="002256b1"/>
    </style:style>
    <style:style style:name="T43" style:family="text">
      <style:text-properties officeooo:rsid="0022d417"/>
    </style:style>
    <style:style style:name="T44" style:family="text">
      <style:text-properties officeooo:rsid="00280125"/>
    </style:style>
    <style:style style:name="T45" style:family="text">
      <style:text-properties officeooo:rsid="0029eb5b"/>
    </style:style>
    <style:style style:name="T46" style:family="text">
      <style:text-properties officeooo:rsid="002abc96"/>
    </style:style>
    <style:style style:name="T47" style:family="text">
      <style:text-properties officeooo:rsid="002cac25"/>
    </style:style>
    <style:style style:name="T48" style:family="text">
      <style:text-properties officeooo:rsid="002cf027"/>
    </style:style>
    <style:style style:name="T49" style:family="text">
      <style:text-properties officeooo:rsid="002d78e7"/>
    </style:style>
    <style:style style:name="T50" style:family="text">
      <style:text-properties officeooo:rsid="002f018a"/>
    </style:style>
    <style:style style:name="T51" style:family="text">
      <style:text-properties officeooo:rsid="003827f5"/>
    </style:style>
    <style:style style:name="T52" style:family="text">
      <style:text-properties officeooo:rsid="0039102c"/>
    </style:style>
    <style:style style:name="T53" style:family="text">
      <style:text-properties officeooo:rsid="003930e7"/>
    </style:style>
    <style:style style:name="T54" style:family="text">
      <style:text-properties officeooo:rsid="003a0d3f"/>
    </style:style>
    <style:style style:name="T55" style:family="text">
      <style:text-properties officeooo:rsid="003c35f1"/>
    </style:style>
    <style:style style:name="T56" style:family="text">
      <style:text-properties officeooo:rsid="003cafbf"/>
    </style:style>
    <style:style style:name="T57" style:family="text">
      <style:text-properties officeooo:rsid="0040de5b"/>
    </style:style>
    <style:style style:name="T58" style:family="text">
      <style:text-properties officeooo:rsid="0043a08d"/>
    </style:style>
    <style:style style:name="T59" style:family="text">
      <style:text-properties officeooo:rsid="004a1367"/>
    </style:style>
    <style:style style:name="T60" style:family="text">
      <style:text-properties officeooo:rsid="004adbcb"/>
    </style:style>
    <style:style style:name="T61" style:family="text">
      <style:text-properties officeooo:rsid="004ba372"/>
    </style:style>
    <style:style style:name="T62" style:family="text">
      <style:text-properties officeooo:rsid="0055b5d9"/>
    </style:style>
    <style:style style:name="T63" style:family="text">
      <style:text-properties officeooo:rsid="005aaa0a"/>
    </style:style>
    <style:style style:name="T64" style:family="text">
      <style:text-properties officeooo:rsid="005bd7d0"/>
    </style:style>
    <style:style style:name="T65" style:family="text">
      <style:text-properties officeooo:rsid="00621c13"/>
    </style:style>
    <style:style style:name="T66" style:family="text">
      <style:text-properties officeooo:rsid="0063d3c7"/>
    </style:style>
    <style:style style:name="T67" style:family="text">
      <style:text-properties officeooo:rsid="00642d19"/>
    </style:style>
    <style:style style:name="T68" style:family="text">
      <style:text-properties fo:background-color="#ffff00" loext:char-shading-value="0"/>
    </style:style>
    <style:style style:name="T69" style:family="text">
      <style:text-properties officeooo:rsid="00674a67"/>
    </style:style>
    <style:style style:name="T70" style:family="text">
      <style:text-properties officeooo:rsid="006acc98"/>
    </style:style>
    <style:style style:name="T71" style:family="text">
      <style:text-properties officeooo:rsid="006c2496"/>
    </style:style>
    <style:style style:name="T72" style:family="text">
      <style:text-properties officeooo:rsid="006ce4c7"/>
    </style:style>
    <style:style style:name="T73" style:family="text">
      <style:text-properties officeooo:rsid="006e0058"/>
    </style:style>
    <style:style style:name="T74" style:family="text">
      <style:text-properties officeooo:rsid="006fe1a3"/>
    </style:style>
    <style:style style:name="T75" style:family="text">
      <style:text-properties officeooo:rsid="0070d2f9"/>
    </style:style>
    <style:style style:name="T76" style:family="text">
      <style:text-properties officeooo:rsid="00710679"/>
    </style:style>
    <style:style style:name="T77" style:family="text">
      <style:text-properties officeooo:rsid="00736b2b"/>
    </style:style>
    <style:style style:name="T78" style:family="text">
      <style:text-properties officeooo:rsid="00740b30"/>
    </style:style>
    <style:style style:name="T79" style:family="text">
      <style:text-properties officeooo:rsid="007676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So Marian begged me last week to present you something about multicollinearity. </text:p>
      <text:p text:style-name="P2"/>
      <text:p text:style-name="P5">Why this presentation?</text:p>
      <text:p text:style-name="P2">And if I recall this correctly the problem of multicollinearity arose in a discussion about the paper of Schwalbe et al. </text:p>
      <text:p text:style-name="P8"><text:span text:style-name="T2">So I went over the paper and here I have copied a sentence which is about the main analysis method. So what they did in a way is they modeled a log-transformed pharmacokinetic </text:span><text:span text:style-name="T3">outcome</text:span><text:span text:style-name="T2"> (I called it simply y). And </text:span><text:span text:style-name="T4">they </text:span><text:span text:style-name="T2">wanted this explained by the treatment of course but </text:span><text:span text:style-name="T6">they </text:span><text:span text:style-name="T2">also adjusted for dichotom</text:span><text:span text:style-name="T5">iz</text:span><text:span text:style-name="T2">ed weight, BMI and the study site.</text:span></text:p>
      <text:p text:style-name="P1"/>
      <text:p text:style-name="P1">Now what does this have to do with multicollinearity? <text:span text:style-name="T1">So multicollinearity essentially only says that <text:s/>a variable is well explainable by one or several other variables </text:span><text:span text:style-name="T64">via linear transformations</text:span><text:span text:style-name="T1">. </text:span><text:span text:style-name="T39">So what does this mean here?</text:span></text:p>
      <text:p text:style-name="P1"/>
      <text:p text:style-name="P6">What is the problem with this?</text:p>
      <text:p text:style-name="P9"><text:span text:style-name="T7">So, s</text:span><text:span text:style-name="T8">ince </text:span><text:span text:style-name="T10">the </text:span><text:span text:style-name="T8">BMI is basically a summary measure of weight and height this means in a way that </text:span><text:span text:style-name="T9">weight is probably a </text:span><text:span text:style-name="T10">rather </text:span><text:span text:style-name="T9">good predictor for BMI. So there is probably quite some collinearity within </text:span><text:span text:style-name="T12">the</text:span><text:span text:style-name="T9"> model </text:span><text:span text:style-name="T11">that they used in the paper</text:span><text:span text:style-name="T9">.</text:span></text:p>
      <text:p text:style-name="P3"/>
      <text:p text:style-name="P7">What is the problem with collinear variables in the model?</text:p>
      <text:p text:style-name="P29"><text:span text:style-name="T4">So what is the problem if we have variables in the model that are quite correlated or collinear? </text:span><text:span text:style-name="T21">T</text:span><text:span text:style-name="T4">o demonstrate this I thought I will simply simulate some data. And I did this by simulating the variables height and weight with different magnitudes of collinearity or correlation in this case. </text:span><text:span text:style-name="T22">So what this visually looks like </text:span><text:span text:style-name="T13">is </text:span><text:span text:style-name="T23">illustated</text:span><text:span text:style-name="T13"> in this plot here. So basically the more correlation we have between two variables the more they align on one straight line.</text:span></text:p>
      <text:p text:style-name="P10"/>
      <text:p text:style-name="P12"><text:span text:style-name="T40">Small simulation:</text:span></text:p>
      <text:p text:style-name="P30"><text:span text:style-name="T13">So the simulation setup shortly: I took </text:span><text:span text:style-name="T14">a similar model than in the paper but without the site variable and also left the weight continuous. What happens when we dichotomize is of course also </text:span><text:span text:style-name="T15">interesting </text:span><text:span text:style-name="T14">but </text:span><text:span text:style-name="T15">maybe</text:span><text:span text:style-name="T25"> something </text:span><text:span text:style-name="T26">for</text:span><text:span text:style-name="T15"> a another </text:span><text:span text:style-name="T24">day</text:span><text:span text:style-name="T15">. </text:span><text:span text:style-name="T16">And what I also did is I did not simulate from the BMI variable but from the original variables height and weight. So probably a bit more natural.</text:span></text:p>
      <text:p text:style-name="P30"><text:span text:style-name="T15"/></text:p>
      <text:p text:style-name="P30"><text:span text:style-name="T15">So I just simulated some </text:span><text:span text:style-name="T27">data</text:span><text:span text:style-name="T15"> with arbitrary coefficients </text:span><text:span text:style-name="T17">just </text:span><text:span text:style-name="T15">that we can compare what we have and what we should have to assess what happens when increasing the amount of collinearity.</text:span><text:span text:style-name="T14"> </text:span></text:p>
      <text:p text:style-name="P4"/>
      <text:p text:style-name="P7">Small simulation: Results</text:p>
      <text:p text:style-name="P13">So these are the results. <text:span text:style-name="T67">Now, </text:span>I try to walk you through this. </text:p>
      <text:p text:style-name="P13"/>
      <text:p text:style-name="P13">So first of all: <text:span text:style-name="T42">There are different colors which corresponds to different models. Because I thought it may be a good to know what happens with different </text:span><text:span text:style-name="T43">combinations of variables.</text:span></text:p>
      <text:p text:style-name="P14"/>
      <text:p text:style-name="P14">Secondly: Each row belongs to the results that corresponds to a certain <text:span text:style-name="T65">v</text:span>ar<text:span text:style-name="T65">i</text:span>able. And what is visualized within a plot is the estimate <text:span text:style-name="T66">(the black point)</text:span> and the 90% confidence interval.</text:p>
      <text:p text:style-name="P27"><text:span text:style-name="T68">(zoom in)</text:span></text:p>
      <text:p text:style-name="P15">Now orange corresponds to the model which I have in a way simulated data from <text:span text:style-name="T69">(so the true model in a ways)</text:span>. No BMI of course. And the estimate for the height and weight have more spread when we increase the correlation. <text:span text:style-name="T44">So the modeling uncertainty </text:span><text:span text:style-name="T45">increases with correlation. </text:span><text:span text:style-name="T46">But: </text:span><text:span text:style-name="T47">This cone here is still concentrated around this red line which represent the true value. So it is unbiased which is of course good. </text:span><text:span text:style-name="T48">And now what is even more important: </text:span><text:span text:style-name="T49">the treatment effect </text:span><text:span text:style-name="T50">seems not be affected too much. This </text:span><text:span text:style-name="T49">because it was block randomized with respect to weight, </text:span><text:span text:style-name="T50">and therefore does not really take part within this collinearity construct.</text:span></text:p>
      <text:p text:style-name="P15"><text:soft-page-break/></text:p>
      <text:p text:style-name="P38"><text:span text:style-name="T28">Now the brown model. Is the closest to the one used in the paper. Firs of all, for BMI there is not really a true value or not really somethin</text:span><text:span text:style-name="T29">g</text:span><text:span text:style-name="T28"> that we can compare it to. </text:span><text:span text:style-name="T30">For weight we see it is highly biased because in a way BMI has some information about the weight already. So the model has in a way a hard time to assign the true effects. And also we see the same picture here with increasing collinearity, </text:span><text:span text:style-name="T31">again the uncertainty increases </text:span><text:span text:style-name="T32">(but not that hard)</text:span><text:span text:style-name="T31">. </text:span><text:span text:style-name="T33">But again the treatment since it does not take part in the collinearity due to the randomization </text:span><text:span text:style-name="T34">seems to be quite</text:span><text:span text:style-name="T33"> unaffected.</text:span></text:p>
      <text:p text:style-name="P16"/>
      <text:p text:style-name="P17"><text:span text:style-name="T51">Same picture, if we take height instead of weight. The model has a hard time since the information of height comes comes in <text:s/>a way from both explanatory variables. But the treatment is unaffected.</text:span></text:p>
      <text:p text:style-name="P17"/>
      <text:p text:style-name="P17"><text:span text:style-name="T52">Now, only taking one of the variables </text:span><text:span text:style-name="T72">(these 3 columns). M</text:span><text:span text:style-name="T52">eans that </text:span><text:span text:style-name="T53">one of the variable takes over information from the collinear variable. And the higher this collinearity the higher the bias. So this </text:span><text:span text:style-name="T54">is in a way some sort of selection bias that one is introducing then </text:span><text:span text:style-name="T70">if no adjustment is done</text:span><text:span text:style-name="T54">. </text:span><text:span text:style-name="T71">But again due to the randomization, the treatment is no affected from this </text:span><text:span text:style-name="T73">in terms of being biased. But </text:span><text:span text:style-name="T74">since we hold back information from the model, the model can not really explain the outcome that well. So this means that there is a lot of remaining “noise” and this leads to higher uncertainty in terms of wider confidence intervals. So this scenario is also visible in the colum where we only adjust for the treatment but even more pronounced. But at least the effect is unbiased, </text:span><text:span text:style-name="T75">thanks to the randomization</text:span><text:span text:style-name="T74">.</text:span></text:p>
      <text:p text:style-name="P17"/>
      <text:p text:style-name="P18">Using all the variables: <text:span text:style-name="T55">You increase the collinearity of course but at least the results are unbiased. But has the price of having inflated standard errors </text:span><text:span text:style-name="T76">for the variables that take part in the collinearity. <text:s/>For the treatment effect we have again narrower confidence intervals because the model has overall a high explanatory power.</text:span></text:p>
      <text:p text:style-name="P18"/>
      <text:p text:style-name="P28">So here the model is in a way in a situation where it can say: “I have a good predictive performance but I dont really know who should get the effects”. Whereas where we have less variables the model is more in the situation “I know who should get the effect but I can only do that much”.</text:p>
      <text:p text:style-name="P18"/>
      <text:p text:style-name="P19">So overall what we see with these results is that collinearity increases the uncertainty of variables that contribute to it but on the other hand it is necessary to adjust in terms of wanting unbiased results. <text:span text:style-name="T56">What helps is if we have the luxu</text:span><text:span text:style-name="T57">ry</text:span><text:span text:style-name="T56"> of experimental setups where we can reduce the collinearity by randomization.</text:span></text:p>
      <text:p text:style-name="P19"/>
      <text:p text:style-name="P31">Relation of variables</text:p>
      <text:p text:style-name="P20">And this is also shown on this graph. <text:span text:style-name="T58">So T is the treatment and with randomization we are able to break the collinearity, or break the connection to the other variables. Yeah and since the other variables are not randomize</text:span><text:span text:style-name="T77">d</text:span><text:span text:style-name="T58"> they may “suffer” from the effects of collinearity.</text:span></text:p>
      <text:p text:style-name="P20"/>
      <text:p text:style-name="P32">But why this model?</text:p>
      <text:p text:style-name="P36"><text:span text:style-name="T18">So why did they chose this model? </text:span><text:span text:style-name="T19">This is not really something that a statistician can answer although sometimes it is claimed that one can. But this is maybe also </text:span><text:span text:style-name="T20">a topic</text:span><text:span text:style-name="T19"> for a different day...</text:span></text:p>
      <text:p text:style-name="P3"/>
      <text:p text:style-name="P33">But why this model?</text:p>
      <text:p text:style-name="P21">Partially maybe we can explain the model with the ICH E9 guideline that says that the factors we have stratified the <text:span text:style-name="T78">randomization,</text:span> should also be taken into the model. So this explain<text:span text:style-name="T59">s</text:span> the study site <text:span text:style-name="T61">and </text:span>weight <text:span text:style-name="T61">(but dichotomized)</text:span>. <text:span text:style-name="T59">B</text:span>ut why they choose BMI <text:span text:style-name="T60">and not Height is still a mystery at least for me.</text:span></text:p>
      <text:p text:style-name="P21"/>
      <text:p text:style-name="P39"><text:span text:style-name="T41">Collinearity != Correlation</text:span></text:p>
      <text:p text:style-name="P22">So now I was in a way always taking about correlation which is only a special case of collinearity. Because correlation only describes the association of two variables. But the thing is collinearity can act with more variables: So when one or several variables can explain a further variable via linear combination.</text:p>
      <text:p text:style-name="P22"/>
      <text:p text:style-name="P23">An example where this could arise is for example when our explanatory variables are describing percentages of a recipe and therefore naturally add up to 100%. <text:span text:style-name="T62">Then we have in a way perfect collinearity. </text:span></text:p>
      <text:p text:style-name="P23"/>
      <text:p text:style-name="P23"><text:span text:style-name="T62">So this is a bit bad news for the sophisticated baker or chefs among us. Because analysing your receipt will be a bit more painful.</text:span></text:p>
      <text:p text:style-name="P23"/>
      <text:p text:style-name="P34">Collinearity != Correlation</text:p>
      <text:p text:style-name="P24">For some this of course also a blessing…</text:p>
      <text:p text:style-name="P24"/>
      <text:p text:style-name="P35">Conclusion</text:p>
      <text:p text:style-name="P37"><text:span text:style-name="T35">So to conclude. Collinearity increases uncertainty (but only for the variables that contribute). So this means still if we have a successfully randomized treatment variable this is not going to be a part of </text:span><text:span text:style-name="T36">the collinearity construct</text:span><text:span text:style-name="T35"> which is good. </text:span><text:span text:style-name="T37">But for the other variables, they will have blown up standard errors.</text:span></text:p>
      <text:p text:style-name="P25"/>
      <text:p text:style-name="P26">However, strictly mathematically avoiding collinearity may induce biased effect estimates which is of course not something that we want.</text:p>
      <text:p text:style-name="P26"/>
      <text:p text:style-name="P26">Convenient is of course if we can randomize the variable of interest in the first pl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6T12:03:47.231520139</meta:creation-date>
    <dc:date>2023-04-19T09:08:33.732327062</dc:date>
    <meta:editing-duration>PT13H38M11S</meta:editing-duration>
    <meta:editing-cycles>94</meta:editing-cycles>
    <meta:generator>LibreOffice/6.4.7.2$Linux_X86_64 LibreOffice_project/40$Build-2</meta:generator>
    <meta:document-statistic meta:table-count="0" meta:image-count="0" meta:object-count="0" meta:page-count="3" meta:paragraph-count="40" meta:word-count="1386" meta:character-count="7944" meta:non-whitespace-character-count="6590"/>
  </office:meta>
</office:document-meta>
</file>